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subtitle">
      <style:graphic-properties draw:fill-color="#ffffff" fo:min-height="17.935cm"/>
    </style:style>
    <style:style style:name="pr2" style:family="presentation" style:parent-style-name="標準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●先週の進捗</text:p>
            <text:p text:style-name="P1">データパス、デコーダ設計</text:p>
            <text:p text:style-name="P1">審判サーバの仕様を把握</text:p>
            <text:p text:style-name="P1">I/Oコントローラ実装</text:p>
            <text:p text:style-name="P1"><text:s/>- RS232C通信モジュールに送受信バッファを取り付ける(苦闘中)</text:p>
            <text:p text:style-name="P1">●今週の予定</text:p>
            <text:p text:style-name="P1">I/Oコントローラ実装のつづき</text:p>
            <text:p text:style-name="P1">ALU実装</text:p>
            <text:p text:style-name="P1">デコーダ実装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番号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oko MUROYA</meta:initial-creator>
    <meta:creation-date>2012-10-15T18:53:55</meta:creation-date>
    <meta:editing-duration>PT3H10M7S</meta:editing-duration>
    <meta:editing-cycles>3</meta:editing-cycles>
    <dc:date>2012-10-15T22:03:54</dc:date>
    <dc:creator>Koko MUROYA</dc:creator>
    <meta:generator>LibreOffice/3.3$Unix LibreOffice_project/330m19$Build-401</meta:generator>
    <meta:document-statistic meta:object-count="24"/>
  </office:meta>
</office:document-meta>
</file>